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3e7" officeooo:paragraph-rsid="0002b3e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2b3e7" officeooo:paragraph-rsid="0002b3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</text:p>
      <text:p text:style-name="P2"/>
      <text:p text:style-name="P2">1) Coût de plans d’exécution logique</text:p>
      <text:p text:style-name="P2"/>
      <text:p text:style-name="P2">1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5:17:21.121746216</meta:creation-date>
    <meta:generator>LibreOffice/6.4.5.2$Linux_X86_64 LibreOffice_project/40$Build-2</meta:generator>
    <dc:date>2020-09-18T15:19:29.065005651</dc:date>
    <meta:editing-duration>PT2M9S</meta:editing-duration>
    <meta:editing-cycles>1</meta:editing-cycles>
    <meta:document-statistic meta:table-count="0" meta:image-count="0" meta:object-count="0" meta:page-count="1" meta:paragraph-count="3" meta:word-count="8" meta:character-count="42" meta:non-whitespace-character-count="36"/>
  </office:meta>
</office:document-meta>
</file>